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7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style:vertical-align="middle" style:cell-protect="none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2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/>
    </style:style>
    <style:style style:name="ce16" style:family="table-cell" style:parent-style-name="Default" style:data-style-name="N36">
      <style:table-cell-properties style:vertical-align="middle"/>
    </style:style>
    <style:style style:name="ce17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9" style:family="table-cell" style:parent-style-name="Default" style:data-style-name="N36">
      <style:table-cell-properties style:vertical-align="middle" style:repeat-content="false"/>
      <style:paragraph-properties fo:text-align="end" fo:margin-right="0cm"/>
    </style:style>
    <style:style style:name="ce20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21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9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64583333333333cm"/>
    </style:style>
    <style:style style:name="co8" style:family="table-column">
      <style:table-column-properties fo:break-before="auto" style:column-width="3.70416666666667cm"/>
    </style:style>
    <style:style style:name="co9" style:family="table-column">
      <style:table-column-properties fo:break-before="auto" style:column-width="4.206875cm"/>
    </style:style>
    <style:style style:name="co10" style:family="table-column">
      <style:table-column-properties fo:break-before="auto" style:column-width="4.94770833333333cm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44.2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August_16.AD5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August_16.AD6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August_16.B6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August_16.B5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August_16.B4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August_16.C5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August_16.C6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August_16.C4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August_16.AE5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August_16.AK5"/>
    </style:style>
    <style:style style:name="ce60" style:family="table-cell" style:parent-style-name="Default" style:data-style-name="N36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4]));ISBLANK([.AK4])))" style:apply-style-name="cf1" style:base-cell-address="August_16.AK4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G4]));ISBLANK([.AF4])))" style:apply-style-name="cf1" style:base-cell-address="August_16.AF4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D4])))" style:apply-style-name="cf1" style:base-cell-address="August_16.D4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August_16.D5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August_16.D6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F4])))" style:apply-style-name="cf1" style:base-cell-address="August_16.F4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H4])))" style:apply-style-name="cf1" style:base-cell-address="August_16.H4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J4])))" style:apply-style-name="cf1" style:base-cell-address="August_16.J4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1" style:base-cell-address="August_16.L4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1" style:base-cell-address="August_16.M4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August_16.N4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August_16.N5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August_16.O5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August_16.S4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August_16.X4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August_16.T4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August_16.R4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August_16.R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August_16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12" table:default-cell-style-name="ce10"/>
        <table:table-column table:style-name="co5" table:number-columns-repeated="2" table:default-cell-style-name="ce1"/>
        <table:table-column table:style-name="co4" table:number-columns-repeated="6" table:default-cell-style-name="ce1"/>
        <table:table-column table:style-name="co6" table:number-columns-repeated="2" table:default-cell-style-name="ce1"/>
        <table:table-column table:style-name="co4" table:number-columns-repeated="2" table:default-cell-style-name="ce1"/>
        <table:table-column table:style-name="co7" table:number-columns-repeated="2" table:default-cell-style-name="ce1"/>
        <table:table-column table:style-name="co8" table:number-columns-repeated="7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11" table:number-columns-repeated="16344" table:default-cell-style-name="ce1"/>
        <table:table-row table:style-name="ro1">
          <table:table-cell office:value-type="string" table:number-columns-spanned="1" table:number-rows-spanned="3" table:style-name="ce47">
            <text:p>Organisation name</text:p>
          </table:table-cell>
          <table:table-cell office:value-type="string" table:number-columns-spanned="1" table:number-rows-spanned="3" table:style-name="ce49">
            <text:p>Organisation<text:s/></text:p>
            <text:p>type</text:p>
          </table:table-cell>
          <table:table-cell office:value-type="string" table:number-columns-spanned="1" table:number-rows-spanned="3" table:style-name="ce49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47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41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48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41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41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48">
            <text:p>Grand Total paybill/staffing (payroll and non-payroll) costs</text:p>
          </table:table-cell>
          <table:table-cell table:number-columns-repeated="16344" table:style-name="ce2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47">
            <text:p>AO/AA</text:p>
          </table:table-cell>
          <table:covered-table-cell/>
          <table:table-cell office:value-type="string" table:number-columns-spanned="2" table:number-rows-spanned="1" table:style-name="ce47">
            <text:p>EO</text:p>
          </table:table-cell>
          <table:covered-table-cell/>
          <table:table-cell office:value-type="string" table:number-columns-spanned="2" table:number-rows-spanned="1" table:style-name="ce47">
            <text:p>SEO/HEO</text:p>
          </table:table-cell>
          <table:covered-table-cell/>
          <table:table-cell office:value-type="string" table:number-columns-spanned="2" table:number-rows-spanned="1" table:style-name="ce47">
            <text:p>Grade 6/7</text:p>
          </table:table-cell>
          <table:covered-table-cell/>
          <table:table-cell office:value-type="string" table:number-columns-spanned="2" table:number-rows-spanned="1" table:style-name="ce47">
            <text:p>SCS</text:p>
          </table:table-cell>
          <table:covered-table-cell/>
          <table:table-cell office:value-type="string" table:number-columns-spanned="2" table:number-rows-spanned="1" table:style-name="ce47">
            <text:p>Other, unknown, or unspecified</text:p>
          </table:table-cell>
          <table:covered-table-cell/>
          <table:table-cell office:value-type="string" table:number-columns-spanned="2" table:number-rows-spanned="1" table:style-name="ce47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47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41">
            <text:p>Interim managers</text:p>
          </table:table-cell>
          <table:covered-table-cell/>
          <table:table-cell office:value-type="string" table:number-columns-spanned="2" table:number-rows-spanned="1" table:style-name="ce41">
            <text:p>Specialist Contractors</text:p>
          </table:table-cell>
          <table:covered-table-cell/>
          <table:table-cell office:value-type="string" table:number-columns-spanned="2" table:number-rows-spanned="1" table:style-name="ce41">
            <text:p>Consultants/consultancy</text:p>
          </table:table-cell>
          <table:covered-table-cell/>
          <table:table-cell office:value-type="string" table:number-columns-spanned="2" table:number-rows-spanned="1" table:style-name="ce47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7">
            <text:p>Salary</text:p>
          </table:table-cell>
          <table:table-cell office:value-type="string" table:number-columns-spanned="1" table:number-rows-spanned="2" table:style-name="ce47">
            <text:p>Allowances</text:p>
          </table:table-cell>
          <table:table-cell office:value-type="string" table:number-columns-spanned="1" table:number-rows-spanned="2" table:style-name="ce47">
            <text:p>Non-consolidated performance payments</text:p>
          </table:table-cell>
          <table:table-cell office:value-type="string" table:number-columns-spanned="1" table:number-rows-spanned="2" table:style-name="ce47">
            <text:p>Overtime</text:p>
          </table:table-cell>
          <table:table-cell office:value-type="string" table:number-columns-spanned="1" table:number-rows-spanned="2" table:style-name="ce47">
            <text:p>Employer pension contributions</text:p>
          </table:table-cell>
          <table:table-cell office:value-type="string" table:number-columns-spanned="1" table:number-rows-spanned="2" table:style-name="ce47">
            <text:p>Employer national insurance contributions</text:p>
          </table:table-cell>
          <table:table-cell office:value-type="string" table:number-columns-spanned="1" table:number-rows-spanned="2" table:style-name="ce47">
            <text:p>Total paybill for payroll staff</text:p>
          </table:table-cell>
          <table:table-cell office:value-type="string" table:number-columns-spanned="1" table:number-rows-spanned="2" table:style-name="ce47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47">
            <text:p>Total monthly cost of consultants/</text:p>
            <text:p>consultancy</text:p>
          </table:table-cell>
          <table:table-cell office:value-type="string" table:number-columns-spanned="1" table:number-rows-spanned="2" table:style-name="ce47">
            <text:p>Total non-payroll (CCL) staff costs</text:p>
          </table:table-cell>
          <table:covered-table-cell/>
          <table:table-cell table:number-columns-repeated="16344" table:style-name="ce2"/>
        </table:table-row>
        <table:table-row table:style-name="ro3"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6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4"/>
        </table:table-row>
        <table:table-row table:style-name="ro4">
          <table:table-cell office:value-type="string" table:style-name="ce7">
            <text:p>Department for International Development</text:p>
          </table:table-cell>
          <table:table-cell office:value-type="string" table:style-name="ce54">
            <text:p>Ministerial Department</text:p>
          </table:table-cell>
          <table:table-cell office:value-type="string" table:style-name="ce57">
            <text:p>Department for International Development</text:p>
          </table:table-cell>
          <table:table-cell office:value-type="float" office:value="82" table:style-name="ce62">
            <text:p>82</text:p>
          </table:table-cell>
          <table:table-cell office:value-type="float" office:value="77.98" table:style-name="ce10">
            <text:p>77.98</text:p>
          </table:table-cell>
          <table:table-cell office:value-type="float" office:value="196" table:style-name="ce65">
            <text:p>196</text:p>
          </table:table-cell>
          <table:table-cell office:value-type="float" office:value="187.35" table:style-name="ce10">
            <text:p>187.35</text:p>
          </table:table-cell>
          <table:table-cell office:value-type="float" office:value="533" table:style-name="ce66">
            <text:p>533</text:p>
          </table:table-cell>
          <table:table-cell office:value-type="float" office:value="520.39" table:style-name="ce10">
            <text:p>520.39</text:p>
          </table:table-cell>
          <table:table-cell office:value-type="float" office:value="1147" table:style-name="ce67">
            <text:p>1147</text:p>
          </table:table-cell>
          <table:table-cell office:value-type="float" office:value="1108.0999999999999" table:style-name="ce10">
            <text:p>1108.1</text:p>
          </table:table-cell>
          <table:table-cell office:value-type="float" office:value="88" table:style-name="ce68">
            <text:p>88</text:p>
          </table:table-cell>
          <table:table-cell office:value-type="float" office:value="86.53" table:style-name="ce69">
            <text:p>86.53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float" office:value="2046" table:style-name="ce12">
            <text:p>2,046</text:p>
          </table:table-cell>
          <table:table-cell office:value-type="float" office:value="1980.35" table:style-name="ce12">
            <text:p>1,980</text:p>
          </table:table-cell>
          <table:table-cell office:value-type="float" office:value="17" table:style-name="ce76">
            <text:p>17</text:p>
          </table:table-cell>
          <table:table-cell office:value-type="float" office:value="17" table:style-name="ce73">
            <text:p>17</text:p>
          </table:table-cell>
          <table:table-cell office:value-type="string" table:style-name="ce75">
            <text:p>NIL</text:p>
          </table:table-cell>
          <table:table-cell office:value-type="string" table:style-name="ce75">
            <text:p>NIL</text:p>
          </table:table-cell>
          <table:table-cell office:value-type="string" table:style-name="ce75">
            <text:p>NIL</text:p>
          </table:table-cell>
          <table:table-cell office:value-type="string" table:style-name="ce75">
            <text:p>NIL</text:p>
          </table:table-cell>
          <table:table-cell office:value-type="float" office:value="2" table:style-name="ce74">
            <text:p>2</text:p>
          </table:table-cell>
          <table:table-cell office:value-type="float" office:value="2" table:style-name="ce74">
            <text:p>2</text:p>
          </table:table-cell>
          <table:table-cell office:value-type="float" office:value="19" table:style-name="ce13">
            <text:p>19</text:p>
          </table:table-cell>
          <table:table-cell office:value-type="float" office:value="19" table:style-name="ce13">
            <text:p>19</text:p>
          </table:table-cell>
          <table:table-cell office:value-type="float" office:value="2065" table:style-name="ce14">
            <text:p>2,065</text:p>
          </table:table-cell>
          <table:table-cell office:value-type="float" office:value="1999.35" table:style-name="ce14">
            <text:p>1,999</text:p>
          </table:table-cell>
          <table:table-cell office:value-type="currency" office:value="8147994.6699999999" table:style-name="ce15">
            <text:p>£8,147,994.67</text:p>
          </table:table-cell>
          <table:table-cell office:value-type="currency" office:value="18192.86" table:style-name="ce16">
            <text:p>£18,192.86</text:p>
          </table:table-cell>
          <table:table-cell office:value-type="string" table:style-name="ce61">
            <text:p>NIL</text:p>
          </table:table-cell>
          <table:table-cell office:value-type="currency" office:value="40828.04" table:style-name="ce15">
            <text:p>£40,828.04</text:p>
          </table:table-cell>
          <table:table-cell office:value-type="currency" office:value="1754488.8699999999" table:style-name="ce15">
            <text:p>£1,754,488.87</text:p>
          </table:table-cell>
          <table:table-cell office:value-type="currency" office:value="735746.62" table:style-name="ce16">
            <text:p>£735,746.62</text:p>
          </table:table-cell>
          <table:table-cell office:value-type="currency" office:value="10697251.059999999" table:style-name="ce17">
            <text:p>£10,697,251.06</text:p>
          </table:table-cell>
          <table:table-cell office:value-type="currency" office:value="80939.030000000013" table:style-name="ce60">
            <text:p>£80,939.03</text:p>
          </table:table-cell>
          <table:table-cell office:value-type="currency" office:value="8487.5" table:style-name="ce19">
            <text:p>£8,487.50</text:p>
          </table:table-cell>
          <table:table-cell office:value-type="currency" office:value="89426.530000000013" table:style-name="ce20">
            <text:p>£89,426.53</text:p>
          </table:table-cell>
          <table:table-cell office:value-type="currency" office:value="10786677.589999998" table:style-name="ce21">
            <text:p>£10,786,677.59</text:p>
          </table:table-cell>
          <table:table-cell table:number-columns-repeated="16344"/>
        </table:table-row>
        <table:table-row table:style-name="ro4">
          <table:table-cell office:value-type="string" table:style-name="ce8">
            <text:p>Independent Commission for Aid Impact</text:p>
          </table:table-cell>
          <table:table-cell office:value-type="string" table:style-name="ce53">
            <text:p>Executive Non-Departmental Public Body</text:p>
          </table:table-cell>
          <table:table-cell office:value-type="string" table:style-name="ce55">
            <text:p>Department for International Development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float" office:value="10" table:style-name="ce71">
            <text:p>10</text:p>
          </table:table-cell>
          <table:table-cell office:value-type="float" office:value="6" table:style-name="ce72">
            <text:p>6</text:p>
          </table:table-cell>
          <table:table-cell office:value-type="float" office:value="10" table:style-name="ce12">
            <text:p>10</text:p>
          </table:table-cell>
          <table:table-cell office:value-type="float" office:value="6" table:style-name="ce12">
            <text:p>6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50">
            <text:p>NIL</text:p>
          </table:table-cell>
          <table:table-cell office:value-type="string" table:style-name="ce58">
            <text:p>NIL</text:p>
          </table:table-cell>
          <table:table-cell office:value-type="string" table:style-name="ce58">
            <text:p>NIL</text:p>
          </table:table-cell>
          <table:table-cell office:value-type="string" table:style-name="ce58">
            <text:p>NIL</text:p>
          </table:table-cell>
          <table:table-cell office:value-type="string" table:style-name="ce58">
            <text:p>NIL</text:p>
          </table:table-cell>
          <table:table-cell office:value-type="string" table:style-name="ce58">
            <text:p>NIL</text:p>
          </table:table-cell>
          <table:table-cell office:value-type="currency" office:value="0" table:style-name="ce17">
            <text:p>£0.00</text:p>
          </table:table-cell>
          <table:table-cell office:value-type="string" table:style-name="ce59">
            <text:p>NIL</text:p>
          </table:table-cell>
          <table:table-cell office:value-type="string" table:style-name="ce59">
            <text:p>NIL</text:p>
          </table:table-cell>
          <table:table-cell office:value-type="currency" office:value="0" table:style-name="ce20">
            <text:p>£0.00</text:p>
          </table:table-cell>
          <table:table-cell office:value-type="currency" office:value="0" table:style-name="ce21">
            <text:p>£0.00</text:p>
          </table:table-cell>
          <table:table-cell table:number-columns-repeated="16344"/>
        </table:table-row>
        <table:table-row table:style-name="ro4">
          <table:table-cell office:value-type="string" table:style-name="ce8">
            <text:p>Commonwealth Scholarship Commission</text:p>
          </table:table-cell>
          <table:table-cell office:value-type="string" table:style-name="ce52">
            <text:p>Executive Non-Departmental Public Body</text:p>
          </table:table-cell>
          <table:table-cell office:value-type="string" table:style-name="ce56">
            <text:p>Department for International Development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string" table:style-name="ce51">
            <text:p>NIL</text:p>
          </table:table-cell>
          <table:table-cell office:value-type="string" table:style-name="ce58">
            <text:p>NIL</text:p>
          </table:table-cell>
          <table:table-cell office:value-type="string" table:style-name="ce58">
            <text:p>NIL</text:p>
          </table:table-cell>
          <table:table-cell office:value-type="string" table:style-name="ce58">
            <text:p>NIL</text:p>
          </table:table-cell>
          <table:table-cell office:value-type="string" table:style-name="ce58">
            <text:p>NIL</text:p>
          </table:table-cell>
          <table:table-cell office:value-type="string" table:style-name="ce58">
            <text:p>NIL</text:p>
          </table:table-cell>
          <table:table-cell office:value-type="currency" office:value="0" table:style-name="ce17">
            <text:p>£0.00</text:p>
          </table:table-cell>
          <table:table-cell office:value-type="string" table:style-name="ce59">
            <text:p>NIL</text:p>
          </table:table-cell>
          <table:table-cell office:value-type="string" table:style-name="ce59">
            <text:p>NIL</text:p>
          </table:table-cell>
          <table:table-cell office:value-type="currency" office:value="0" table:style-name="ce20">
            <text:p>£0.00</text:p>
          </table:table-cell>
          <table:table-cell office:value-type="currency" office:value="0" table:style-name="ce21">
            <text:p>£0.00</text:p>
          </table:table-cell>
          <table:table-cell table:number-columns-repeated="16344"/>
        </table:table-row>
        <table:table-row table:number-rows-repeated="468" table:style-name="ro5">
          <table:table-cell table:number-columns-repeated="16384" table:style-name="ce1"/>
        </table:table-row>
        <table:table-row table:number-rows-repeated="65059" table:style-name="ro5">
          <table:table-cell table:number-columns-repeated="15"/>
          <table:table-cell table:content-validation-name="val1" table:style-name="ce1"/>
          <table:table-cell table:content-validation-name="val1" table:style-name="ce1"/>
          <table:table-cell table:number-columns-repeated="16367"/>
        </table:table-row>
        <table:table-row table:number-rows-repeated="983043" table:style-name="ro5">
          <table:table-cell table:number-columns-repeated="16384"/>
        </table:table-row>
        <table:named-expressions>
          <table:named-range table:name="Print_Area" table:cell-range-address="August_16.$A$1:August_16.$AN$6" table:base-cell-address="August_16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currency-style style:name="N36">
      <number:currency-symbol>£</number:currency-symbol>
      <number:number number:decimal-places="2" number:min-integer-digits="1" number:grouping="true"/>
    </number:currency-style>
    <number:date-style style:name="N37">
      <number:year number:style="long"/>
      <number:text>/</number:text>
      <number:month number:style="long"/>
      <number:text>/</number:text>
      <number:day number:style="long"/>
    </number:date-style>
    <number:number-style style:name="N38P0">
      <number:number number:decimal-places="0" number:min-integer-digits="1" number:grouping="true"/>
    </number:number-style>
    <number:number-style style:name="N38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8P0"/>
    </number:number-style>
    <number:date-style style:name="N39">
      <number:day number:style="long"/>
      <number:text>:</number:text>
      <number:hours number:style="long"/>
      <number:text>:</number:text>
      <number:minutes number:style="long"/>
    </number:date-style>
    <number:date-style style:name="N40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1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2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3">
      <number:number number:decimal-places="0" number:min-integer-digits="11">
        <number:embedded-text number:position="5"> </number:embedded-text>
      </number:number>
    </number:number-style>
    <number:number-style style:name="N44P0"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number-style style:name="N45P0">
      <number:text>N-</number:text>
      <number:number number:decimal-places="0" number:min-integer-digits="4"/>
    </number:number-style>
    <number:number-style style:name="N45">
      <number:number number:min-integer-digits="1"/>
      <style:map style:condition="value()&lt;=9999" style:apply-style-name="N45P0"/>
    </number:number-style>
    <number:text-style style:name="N46P0"/>
    <number:text-style style:name="N46P1"/>
    <number:text-style style:name="N46P2"/>
    <number:text-style style:name="N46">
      <style:map style:condition="value()&gt;0" style:apply-style-name="N46P0"/>
      <style:map style:condition="value()&lt;0" style:apply-style-name="N46P1"/>
      <style:map style:condition="value()=0" style:apply-style-name="N46P2"/>
    </number:text-style>
    <number:text-style style:name="N47P0"/>
    <number:text-style style:name="N47P1"/>
    <number:text-style style:name="N47">
      <style:map style:condition="value()&gt;0" style:apply-style-name="N47P0"/>
      <style:map style:condition="value()&lt;0" style:apply-style-name="N47P1"/>
    </number:text-style>
    <number:number-style style:name="N48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8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8P0"/>
    </number:number-style>
    <number:time-style style:name="N49" number:truncate-on-overflow="false">
      <number:hours/>
      <number:text>:</number:text>
      <number:minutes number:style="long"/>
    </number:time-style>
    <number:time-style style:name="N50" number:truncate-on-overflow="false">
      <number:hours number:style="long"/>
      <number:text>:</number:text>
      <number:minutes number:style="long"/>
    </number:time-style>
    <number:number-style style:name="N51">
      <number:number number:decimal-places="0" number:min-integer-digits="2"/>
    </number:number-style>
    <number:number-style style:name="N52">
      <number:number number:decimal-places="0" number:min-integer-digits="3"/>
    </number:number-style>
    <number:number-style style:name="N53">
      <number:number number:decimal-places="0" number:min-integer-digits="1" number:grouping="true" number:display-factor="1000"/>
    </number:number-style>
    <number:number-style style:name="N54P0">
      <style:text-properties fo:color="#0000FF"/>
      <number:number number:decimal-places="2" number:min-integer-digits="1" number:grouping="true"/>
    </number:number-style>
    <number:number-style style:name="N54P1">
      <style:text-properties fo:color="#FF0000"/>
      <number:text>-</number:text>
      <number:number number:decimal-places="2" number:min-integer-digits="1" number:grouping="true"/>
    </number:number-style>
    <number:number-style style:name="N54">
      <number:number number:decimal-places="2" number:min-integer-digits="1"/>
      <style:map style:condition="value()&gt;0" style:apply-style-name="N54P0"/>
      <style:map style:condition="value()&lt;0" style:apply-style-name="N54P1"/>
    </number:number-style>
    <number:number-style style:name="N55P0">
      <number:text>kr</number:text>
      <number:number number:decimal-places="0" number:min-integer-digits="1" number:grouping="true" number:display-factor="1000"/>
    </number:number-style>
    <number:number-style style:name="N55">
      <number:text>kr-</number:text>
      <number:number number:decimal-places="0" number:min-integer-digits="1" number:grouping="true" number:display-factor="1000"/>
      <style:map style:condition="value()&gt;=0" style:apply-style-name="N55P0"/>
    </number:number-style>
    <number:number-style style:name="N56P0">
      <style:text-properties fo:color="#0000FF"/>
      <number:text>kr</number:text>
      <number:number number:decimal-places="2" number:min-integer-digits="1" number:grouping="true"/>
    </number:number-style>
    <number:number-style style:name="N56P1">
      <style:text-properties fo:color="#FF0000"/>
      <number:text>kr-</number:text>
      <number:number number:decimal-places="2" number:min-integer-digits="1" number:grouping="true"/>
    </number:number-style>
    <number:number-style style:name="N56">
      <number:number number:decimal-places="2" number:min-integer-digits="1"/>
      <style:map style:condition="value()&gt;0" style:apply-style-name="N56P0"/>
      <style:map style:condition="value()&lt;0" style:apply-style-name="N56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197_rMndDag" style:display-name="ÅrMndDag" style:family="table-cell" style:data-style-name="N37"/>
    <style:style style:name="Caption" style:family="table-cell" style:data-style-name="N38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9"/>
    <style:style style:name="DagOgDato" style:family="table-cell" style:data-style-name="N40"/>
    <style:style style:name="DagOgDatoLang" style:family="table-cell" style:data-style-name="N41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2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3"/>
    <style:style style:name="PostNr" style:family="table-cell" style:data-style-name="N44"/>
    <style:style style:name="PostNrNorge" style:family="table-cell" style:data-style-name="N45"/>
    <style:style style:name="SkjulAlt" style:family="table-cell" style:data-style-name="N46"/>
    <style:style style:name="SkjulTall" style:family="table-cell" style:data-style-name="N47"/>
    <style:style style:name="Telefon" style:family="table-cell" style:data-style-name="N48"/>
    <style:style style:name="Timer1" style:family="table-cell" style:data-style-name="N49"/>
    <style:style style:name="Timer2" style:family="table-cell" style:data-style-name="N50"/>
    <style:style style:name="ToSiffer" style:family="table-cell" style:data-style-name="N51"/>
    <style:style style:name="TreSiffer" style:family="table-cell" style:data-style-name="N52"/>
    <style:style style:name="Tusenskille1000" style:family="table-cell" style:data-style-name="N53"/>
    <style:style style:name="TusenskilleFarger" style:family="table-cell" style:data-style-name="N54"/>
    <style:style style:name="Valuta1000" style:family="table-cell" style:data-style-name="N55"/>
    <style:style style:name="ValutaFarger" style:family="table-cell" style:data-style-name="N56"/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16-12-14T09:47:08Z</meta:creation-date>
    <dc:date>2016-12-14T09:47:17Z</dc:date>
  </office:meta>
</office:document-meta>
</file>